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Helv" svg:font-family="Helv" style:font-family-generic="swiss"/>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fo:font-style="italic" style:font-style-asian="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language-asian="zh" style:country-asian="CN"/>
    </style:style>
    <style:style style:name="P6" style:family="paragraph" style:parent-style-name="Standard">
      <style:text-properties style:use-window-font-color="true" fo:language="en" fo:country="US" style:font-name-asian="Cambria" style:language-complex="ar" style:country-complex="SA"/>
    </style:style>
    <style:style style:name="P7" style:family="paragraph" style:parent-style-name="code">
      <style:text-properties style:font-name="Cambria" fo:font-size="12pt" style:font-size-asian="12pt" style:font-name-complex="Cambria" style:font-size-complex="12pt"/>
    </style:style>
    <style:style style:name="P8" style:family="paragraph" style:parent-style-name="code">
      <style:text-properties fo:font-weight="bold" style:font-weight-asian="bold"/>
    </style:style>
    <style:style style:name="P9" style:family="paragraph" style:parent-style-name="code">
      <style:text-properties style:language-asian="zh" style:country-asian="CN"/>
    </style:style>
    <style:style style:name="P10" style:family="paragraph" style:parent-style-name="Standard">
      <style:paragraph-properties fo:margin-left="0.5in" fo:margin-right="0in" fo:text-indent="0in" style:auto-text-indent="false"/>
    </style:style>
    <style:style style:name="P11"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2"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3" style:family="paragraph" style:parent-style-name="Heading_20_2">
      <style:paragraph-properties fo:margin-left="0in" fo:margin-right="0in" fo:text-indent="0in" style:auto-text-indent="false"/>
    </style:style>
    <style:style style:name="P14"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5" style:family="paragraph" style:parent-style-name="Heading_20_2">
      <style:paragraph-properties fo:margin-left="0in" fo:margin-right="0in" fo:text-indent="0in" style:auto-text-indent="false"/>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text-properties style:font-name="Courier New1" fo:font-size="10pt" style:font-size-asian="10pt" style:font-size-complex="10pt"/>
    </style:style>
    <style:style style:name="P20" style:family="paragraph" style:parent-style-name="Standard" style:list-style-name="L4">
      <style:text-properties style:font-name="Courier New1" fo:font-size="10pt" style:font-size-asian="10pt" style:font-size-complex="10pt"/>
    </style:style>
    <style:style style:name="P21" style:family="paragraph" style:parent-style-name="Standard" style:list-style-name="L4">
      <style:text-properties style:font-name="Cambria" fo:font-size="12pt" style:font-size-asian="12pt" style:font-size-complex="12pt"/>
    </style:style>
    <style:style style:name="P22" style:family="paragraph" style:parent-style-name="Standard">
      <style:text-properties fo:color="#000000" style:font-name="Helv" fo:font-size="10pt" style:font-name-asian="Helv" style:font-size-asian="10pt" style:font-name-complex="Helv" style:font-size-complex="10pt"/>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6" style:family="paragraph" style:parent-style-name="List_20_Paragraph" style:list-style-name="WW8Num3">
      <style:paragraph-properties fo:margin-left="0in" fo:margin-right="0in" fo:text-indent="0in" style:auto-text-indent="false"/>
    </style:style>
    <style:style style:name="P37" style:family="paragraph" style:parent-style-name="List_20_Paragraph" style:list-style-name="WW8Num3">
      <style:paragraph-properties fo:margin-left="0in" fo:margin-right="0in" fo:text-indent="0in" style:auto-text-indent="false"/>
    </style:style>
    <style:style style:name="P38" style:family="paragraph" style:parent-style-name="List_20_Paragraph" style:list-style-name="WW8Num3">
      <style:paragraph-properties fo:margin-left="0in" fo:margin-right="0in" fo:text-indent="0in" style:auto-text-indent="false"/>
    </style:style>
    <style:style style:name="P39" style:family="paragraph" style:parent-style-name="List_20_Paragraph" style:list-style-name="WW8Num3">
      <style:paragraph-properties fo:margin-left="0in" fo:margin-right="0in" fo:text-indent="0in" style:auto-text-indent="false"/>
    </style:style>
    <style:style style:name="P40" style:family="paragraph" style:parent-style-name="List_20_Paragraph" style:list-style-name="WW8Num3">
      <style:paragraph-properties fo:margin-left="0in" fo:margin-right="0in" fo:text-indent="0in" style:auto-text-indent="false"/>
    </style:style>
    <style:style style:name="P41" style:family="paragraph" style:parent-style-name="List_20_Paragraph" style:list-style-name="WW8Num3">
      <style:paragraph-properties fo:margin-left="0in" fo:margin-right="0in" fo:text-indent="0in" style:auto-text-indent="false"/>
    </style:style>
    <style:style style:name="P42" style:family="paragraph" style:parent-style-name="List_20_Paragraph" style:list-style-name="WW8Num4">
      <style:paragraph-properties fo:margin-left="0in" fo:margin-right="0in" fo:text-indent="0in" style:auto-text-indent="false"/>
    </style:style>
    <style:style style:name="P43" style:family="paragraph" style:parent-style-name="List_20_Paragraph" style:list-style-name="WW8Num4">
      <style:paragraph-properties fo:margin-left="0in" fo:margin-right="0in" fo:text-indent="0in" style:auto-text-indent="false"/>
    </style:style>
    <style:style style:name="P44" style:family="paragraph" style:parent-style-name="List_20_Paragraph" style:list-style-name="WW8Num4">
      <style:paragraph-properties fo:margin-left="0in" fo:margin-right="0in" fo:text-indent="0in" style:auto-text-indent="false"/>
    </style:style>
    <style:style style:name="P45" style:family="paragraph" style:parent-style-name="Heading" style:master-page-name="Standard">
      <style:paragraph-properties style:page-number="auto"/>
    </style:style>
    <style:style style:name="P46" style:family="paragraph" style:parent-style-name="Contents_20_2">
      <style:paragraph-properties>
        <style:tab-stops>
          <style:tab-stop style:position="5.8035in" style:type="right" style:leader-style="dotted" style:leader-text="."/>
        </style:tab-stops>
      </style:paragraph-properties>
    </style:style>
    <style:style style:name="P47" style:family="paragraph" style:parent-style-name="Contents_20_3">
      <style:paragraph-properties>
        <style:tab-stops>
          <style:tab-stop style:position="5.6071in" style:type="right" style:leader-style="dotted" style:leader-text="."/>
        </style:tab-stops>
      </style:paragraph-properties>
    </style:style>
    <style:style style:name="P48"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font-weight-asian="bold" style:font-weight-complex="bold"/>
    </style:style>
    <style:style style:name="T4" style:family="text">
      <style:text-properties style:font-name-asian="SimSun"/>
    </style:style>
    <style:style style:name="T5" style:family="text">
      <style:text-properties style:font-name-asian="SimSun" style:language-asian="zh" style:country-asian="CN"/>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position="super 58%"/>
    </style:style>
    <style:style style:name="T8" style:family="text">
      <style:text-properties style:font-name="Cambria1" fo:font-size="12pt" fo:language="en" fo:country="US"/>
    </style:style>
    <style:style style:name="T9" style:family="text">
      <style:text-properties style:font-name="Cambria1" fo:font-size="12pt" fo:language="en" fo:country="US" fo:font-weight="bold" style:font-weight-asian="bold" style:font-weight-complex="bold"/>
    </style:style>
    <style:style style:name="T10" style:family="text">
      <style:text-properties style:language-asian="zh" style:country-asian="CN"/>
    </style:style>
    <style:style style:name="T11" style:family="text">
      <style:text-properties style:font-name="Courier New1"/>
    </style:style>
    <style:style style:name="T12" style:family="text">
      <style:text-properties style:font-name="Courier New1" fo:font-size="10pt" style:font-size-asian="10pt" style:font-size-complex="10pt"/>
    </style:style>
    <style:style style:name="T13" style:family="text">
      <style:text-properties style:font-name="Courier New1" fo:font-size="10pt" fo:font-weight="normal" style:font-size-asian="10pt" style:font-weight-asian="normal" style:font-size-complex="10pt" style:font-weight-complex="normal"/>
    </style:style>
    <style:style style:name="T14" style:family="text">
      <style:text-properties style:font-name="Courier New1" fo:font-size="11pt" style:font-size-asian="11pt" style:font-size-complex="11pt"/>
    </style:style>
    <style:style style:name="T15" style:family="text">
      <style:text-properties style:use-window-font-color="true" fo:language="en" fo:country="US" style:font-name-asian="Cambria" style:language-complex="ar" style:country-complex="SA"/>
    </style:style>
    <style:style style:name="T16"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7" style:family="text">
      <style:text-properties fo:color="#000000" style:font-name="Helv" fo:font-size="10pt" style:font-name-asian="Helv" style:font-size-asian="10pt" style:font-name-complex="Helv" style:font-size-complex="10pt"/>
    </style:style>
    <style:style style:name="T18" style:family="text">
      <style:text-properties fo:color="#000000" style:font-name="Helv" fo:font-size="10pt" fo:font-weight="bold" style:font-name-asian="Helv" style:font-size-asian="10pt" style:font-name-complex="Helv" style:font-size-complex="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xCAT Statelite Cookbook</text:p>
      <text:p text:style-name="Standard"><text:span text:style-name="Internet_20_link"/></text:p>
      <text:p text:style-name="Standard"><text:date style:data-style-name="N37" text:date-value="2010-04-22T11:56:42.80">04/22/10</text:date>, <text:time style:data-style-name="N43" text:time-value="2010-02-12T14:39:23" text:fixed="true">02:39:23 PM</text:time></text:p>
      <text:p text:style-name="Standard"/>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8">1Introduction<text:tab/>2</text:p>
          <text:p text:style-name="P46">1.1Limitations<text:tab/>3</text:p>
          <text:p text:style-name="P48">2Usage<text:tab/>3</text:p>
          <text:p text:style-name="P46">2.1Lock Down main image<text:tab/>3</text:p>
          <text:p text:style-name="P46">2.2litefile<text:tab/>3</text:p>
          <text:p text:style-name="P46">2.3litetree<text:tab/>6</text:p>
          <text:p text:style-name="P46">2.4Determine where state will be held<text:tab/>7</text:p>
          <text:p text:style-name="P46">2.5Policy<text:tab/>8</text:p>
          <text:p text:style-name="P46">2.6Add Linux Distro Packages<text:tab/>8</text:p>
          <text:p text:style-name="P46">2.7Add Third-Party Software<text:tab/>8</text:p>
          <text:p text:style-name="P46">2.8Create Statelite Image<text:tab/>9</text:p>
          <text:p text:style-name="P47">2.8.1 <text:s/>Prepare the “.postinstall” file if necessary<text:tab/>9</text:p>
          <text:p text:style-name="P47">2.8.2 <text:s/>Run “genimage” command<text:tab/>9</text:p>
          <text:p text:style-name="P46">2.9Modify statelite image<text:tab/>10</text:p>
          <text:p text:style-name="P46">2.10Installing a new Kernel in the statelite image<text:tab/>10</text:p>
          <text:p text:style-name="P46">2.11 Run liteimg command<text:tab/>11</text:p>
          <text:p text:style-name="P46">2.12 Set the boot state to “statelite”<text:tab/>11</text:p>
          <text:p text:style-name="P46">2.13 Install the Node<text:tab/>12</text:p>
          <text:p text:style-name="P48">3New Commands<text:tab/>13</text:p>
          <text:p text:style-name="P48">4Statelite Directory Structure<text:tab/>13</text:p>
          <text:p text:style-name="P46">4.1 Options filling out tables<text:tab/>13</text:p>
          <text:p text:style-name="P48">5Adding/updating software and files for the running nodes<text:tab/>14</text:p>
          <text:p text:style-name="P48">6Hierarchy Support <text:tab/>14</text:p>
          <text:p text:style-name="P46">6.1Setup the diskfull service node<text:tab/>14</text:p>
          <text:p text:style-name="P46">6.2Generate the statelite image<text:tab/>14</text:p>
          <text:p text:style-name="P46">6.3Sync the “/install” directory<text:tab/>14</text:p>
          <text:p text:style-name="P46">6.4Set the boot state to “statelite”<text:tab/>15</text:p>
          <text:p text:style-name="P46">6.5Install the Node<text:tab/>15</text:p>
          <text:p text:style-name="P48">7Debugging techniques<text:tab/>15</text:p>
        </text:index-body>
      </text:table-of-content>
      <text:p text:style-name="Standard"/>
      <text:p text:style-name="Standard"/>
      <text:h text:style-name="Heading_20_1" text:outline-level="1"><text:bookmark text:name="__RefHeading__2780_756506716"/><text:soft-page-break/>Introduction</text:h>
      <text:p text:style-name="Standard"/>
      <text:p text:style-name="Standard">This document details a design for native xCAT NFS Root. <text:s/>We call the design statelite because in addition to having an NFS Root implementation, some files can be stored persistently and maintain state through reboots.</text:p>
      <text:p text:style-name="Standard"/>
      <text:p text:style-name="Standard">Statelite provides an efficient and flexible diskless solution because most of the OS image is NFS mounted read-only, but avconfigurable list of directories and files can be read-write. <text:s/>The read-write files can either be persistent across reboots, or volatile (restoring to pristine state after reboot).</text:p>
      <text:p text:style-name="Standard"/>
      <text:p text:style-name="Standard">Statelite offers the following advantages over xCAT’s stateless (RAMdisk) implementation:</text:p>
      <text:p text:style-name="Standard"/>
      <text:p text:style-name="Standard">1. <text:s/>Some files can be made persistent over reboot. <text:s/>This is useful for license files or database servers where some state is needed. <text:s/>However, you still get the advantage of only having to manage a single image.</text:p>
      <text:p text:style-name="Standard"/>
      <text:p text:style-name="Standard">2. <text:s/>Changes to hundreds of machines can take place instantly and automatically by updating one main image. <text:s/>In most cases, machines do not need to reboot for these changes to take affect. <text:s/></text:p>
      <text:p text:style-name="Standard"/>
      <text:p text:style-name="Standard">3. <text:s/>Ease of administration by being able to lock down an image. <text:s/>Many parts of the image can be read only so no modifications can transpire without updating the main image.</text:p>
      <text:p text:style-name="Standard"/>
      <text:p text:style-name="Standard">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Standard"/>
      <text:p text:style-name="Standard">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agile.</text:p>
      <text:p text:style-name="Standard"/>
      <text:p text:style-name="P1">Disadvantages</text:p>
      <text:p text:style-name="Standard">1. <text:s/>NFS Root requires more network traffic to run as the majority of the disk image runs over NFS. <text:s/>This may depend on your workload, but can be minimized.</text:p>
      <text:p text:style-name="Standard"/>
      <text:p text:style-name="Standard">2. <text:s/>NFS Root can be complex to set up as well. <text:s/>As more files are created in different places there are greater chances for failures. <text:s/>We think this flexibility is also one of the great virtues of Statelite. <text:s/>The image can work in nearly any environment.</text:p>
      <text:p text:style-name="Standard"/>
      <text:h text:style-name="Heading_20_2" text:outline-level="2"><text:bookmark text:name="__RefHeading__2782_756506716"/><text:soft-page-break/>Limitations</text:h>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ess does not yet support hierarchical clusters (those with service nodes).</text:p>
      <text:p text:style-name="Standard"/>
      <text:p text:style-name="Standard">A diskless implementation similar to statelite is available with xCAT on AIX, but it does not yet have all of the flexibility.</text:p>
      <text:h text:style-name="Heading_20_1" text:outline-level="1"><text:bookmark text:name="__RefHeading__2784_756506716"/>Usage</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other <text:a xlink:type="simple" xlink:href="http://xcat.svn.sourceforge.net/viewvc/xcat/xcat-core/trunk/xCAT-client/share/doc/index.html">xCAT documentation</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h>
      <text:p text:style-name="Standard"/>
      <text:p text:style-name="Standard">Any statelite image will need some files to be read/writable for individual nodes. <text:s/>But we encourage you to first lock down the main image. <text:s/>The image will be placed in <text:span text:style-name="T12">/install/netboot/&lt;os&gt;/&lt;arch&gt;/&lt;profile&gt;/rootimg</text:span> after running <text:span text:style-name="T11">genimage</text:span> (later in this doc). <text:s/></text:p>
      <text:p text:style-name="Standard"/>
      <text:p text:style-name="Standard">xCAT, by default, during installation will create on the management node an /etc/exports entry that exports the /install directory read/writeable. <text:s/>Please change it to read-only, so it looks as follows:</text:p>
      <text:p text:style-name="Standard"/>
      <text:p text:style-name="code">/install *(ro,no_root_squash,sync)</text:p>
      <text:p text:style-name="Standard"/>
      <text:p text:style-name="Standard">Next, restart the NFS server:</text:p>
      <text:p text:style-name="Standard"/>
      <text:p text:style-name="code">service nfs restart</text:p>
      <text:p text:style-name="Standard"/>
      <text:h text:style-name="Heading_20_2" text:outline-level="2"><text:bookmark text:name="__RefHeading__2788_756506716"/>litefile</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oft-page-break/><text:a xlink:type="simple" xlink:href="http://xcat.sourceforge.net/man5/litefile.5.html">http://xcat.sourceforge.net/man5/litefile.5.html</text:a> for details.</text:p>
      <text:p text:style-name="Standard"/>
      <text:p text:style-name="P1">image</text:p>
      <text:p text:style-name="P1"/>
      <text:p text:style-name="Standard">The first <text:s/>column of the table is the image name, as specified in the osimage table. <text:s/>This can be left <text:s/>empty, or specified with “ALL” to signify that this row applies to all all images.</text:p>
      <text:p text:style-name="Standard"/>
      <text:p text:style-name="P1">file</text:p>
      <text:p text:style-name="Standard">The second column is the file name. <text:s/>This should the full path of the file. <text:s/>If the file is a directory, then it should be terminated with a ‘/’.</text:p>
      <text:p text:style-name="Standard"/>
      <text:p text:style-name="P1">options</text:p>
      <text:p text:style-name="Standard">The third column contains the options of a file. <text:s/>xCAT supports the following:</text:p>
      <text:list text:style-name="WW8Num3">
        <text:list-item>
          <text:p text:style-name="P36"><text:span text:style-name="T1">Blank or </text:span><text:span text:style-name="T6">tmpfs</text:span><text:span text:style-name="T1"> or </text:span><text:span text:style-name="T6">ALL</text:span> – the file is readwrite and will be placed in tmpfs on the booted node. <text:s/>When searching for the file, the first one to be found in the litetree hierarchy will be used. <text:s/>When the node is rebooted, this file will be reinitialized.</text:p>
        </text:list-item>
        <text:list-item>
          <text:p text:style-name="P36"><text:span text:style-name="T6">persistent</text:span> - This means that the file is readwrite and will be persistent across reboots. <text:s/>If the file does not exist at first, it will be created during initialization. <text:s/>Every time there after the file will be left alone if it exists. <text:s/>(Requires the statelite table to be filled out with a spot for persistent storage). <text:s/></text:p>
        </text:list-item>
        <text:list-item>
          <text:p text:style-name="P36"><text:span text:style-name="T6">ro</text:span> – file <text:s/>will be read only. <text:s text:c="2"/>This file will be located in the directory hierarchy specified in the litetree table. <text:s/>That directory will be mounted on the node the whole time the node is up (not just during the boot process), and the file will be linked to this directory. <text:s/>Changes made to this file on the server will be immediately seen in this file on the node.</text:p>
        </text:list-item>
        <text:list-item>
          <text:p text:style-name="P36"><text:span text:style-name="T6">con</text:span> – The contents of the pathname are concatenated onto the contents of the existing file. <text:s/>For this directive the searching in the litetree hierarchy does not stop when the first match is found. <text:s/>Con is similar to tmpfs, but all files found in the hierarchy will be concatenated to the file when found. <text:s/></text:p>
        </text:list-item>
        <text:list-item>
          <text:p text:style-name="P36"><text:span text:style-name="T3">bind</text:span> - <text:span text:style-name="T8">instead of using symbolic links, “mount --bind” is used to mount the file to the root image, and the permission for the file will keep the same as the original one.</text:span></text:p>
        </text:list-item>
        <text:list-item>
          <text:p text:style-name="P36"><text:span text:style-name="T9">bind,persistent</text:span><text:span text:style-name="T8"> - the file will be persistent across reboots, and the file will </text:span><text:span text:style-name="T8">be mounted with “--bind” option. </text:span></text:p>
        </text:list-item>
      </text:list>
      <text:p text:style-name="Standard"/>
      <text:p text:style-name="P1">Sample Data for RedHat </text:p>
      <text:p text:style-name="Standard">Notice that all files are in tmpfs. <text:s/>This gives you an NFS root solution with no persistent storage.</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text:soft-page-break/>"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text:soft-page-break/>"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4">Note: It is recommended that DO NOT change their default options, since some file is necessary for the node to boot up, for example, “/etc/ssh/”, “/etc/mtab”. </text:p>
      <text:p text:style-name="P4">Before you change the default option, you must make sure it won't affect the system.</text:p>
      <text:h text:style-name="Heading_20_2" text:outline-level="2"><text:bookmark text:name="__RefHeading__2790_756506716"/>litetre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text:soft-page-break/>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For details about the table format, see <text:a xlink:type="simple" xlink:href="http://xcat.sourceforge.net/man5/litetree.5.html">http://xcat.sourceforge.net/man5/litetree.5.html</text:a> .</text:p>
      <text:p text:style-name="Standard"/>
      <text:h text:style-name="Heading_20_2" text:outline-level="2"><text:bookmark text:name="__RefHeading__2792_756506716"/>Determine where state will be held</text:h>
      <text:p text:style-name="Standard">You may want some files in the image to be stored permanently, to survive reboots. <text:s text:c="2"/>This is done by entering the information into the <text:span text:style-name="T14">statelite</text:span> table. <text:s/></text:p>
      <text:p text:style-name="Standard"/>
      <text:p text:style-name="Standard">The headings are as follows for this table:</text:p>
      <text:p text:style-name="Standard"/>
      <text:p text:style-name="code">#node,image,statemnt,comments,disable</text:p>
      <text:p text:style-name="Standard"/>
      <text:p text:style-name="Standard">An example would be:</text:p>
      <text:p text:style-name="code">“japan”,,”cnfs:/gpfs/state”,,,</text:p>
      <text:p text:style-name="Standard"/>
      <text:p text:style-name="Standard">All nodes in the japan node group will have their state stored in the <text:span text:style-name="T12">/gpfs/state</text:span> directory on the machine known as cnfs. <text:s/>This is true for all images, unless an image name is specified in the 2<text:span text:style-name="T7">nd</text:span> column.</text:p>
      <text:p text:style-name="Standard"/>
      <text:p text:style-name="Standard">When the node boots up, then the value of statemnt will be mounted to <text:span text:style-name="T12">/.statelite/persistent</text:span>. <text:s/>The code will then create the following subdirectory <text:span text:style-name="T12">/.statelite/persistent/&lt;nodename&gt;</text:span></text:p>
      <text:p text:style-name="Standard">This directory will be the root of the image for this node's persistent files.</text:p>
      <text:p text:style-name="Standard"/>
      <text:p text:style-name="Standard">To set the “<text:span text:style-name="T14">statemnt</text:span>” value, <text:s/>you can use variables in xCAT database, <text:s/>it follows the grammar in the <text:span text:style-name="T14">litetree</text:span> table, <text:s/>for example:</text:p>
      <text:p text:style-name="code">#node,image,statemnt,comments,disable</text:p>
      <text:p text:style-name="code">“hv32lpar05”,,”$noderes.nfsserver:/lite/state”,,</text:p>
      <text:p text:style-name="Standard"/>
      <text:p text:style-name="Standard"><text:span text:style-name="T3">Note</text:span>: <text:s/>Do not name your persistent storage directory after the node name, as this will be placed in the directory automatically. <text:s text:c="2"/>If you do, then a directory named <text:span text:style-name="T14">/state/n01</text:span> will have its state tree inside <text:span text:style-name="T14">/state/n01/n0</text:span>1. <text:s/></text:p>
      <text:p text:style-name="Standard">Please do NOT put the groups with the same nodes in any table that has the node as the key. because the <text:span text:style-name="T14">statelite</text:span> table uses the node as the key, <text:s/>you should be aware of the node groups you defined.</text:p>
      <text:h text:style-name="Heading_20_2" text:outline-level="2"><text:bookmark text:name="__RefHeading__2794_756506716"/><text:soft-page-break/>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sles</text:p>
      <text:p text:style-name="code">cd /install/custom/netboot/sles</text:p>
      <text:p text:style-name="code">cp <text:span text:style-name="T10">/opt/xcat/share/xcat/netboot/sles/compute.sles11.pkglist</text:span> test1.pkglist</text:p>
      <text:p text:style-name="Standard"/>
      <text:p text:style-name="Standard">You can then add more packages to the test1.pkglist <text:span text:style-name="T10">by editing test1.pkglist</text:span>.</text:p>
      <text:h text:style-name="Heading_20_2" text:outline-level="2"><text:bookmark text:name="__RefHeading__2798_756506716"/>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text:style-name="L1">
        <text:list-item>
          <text:p text:style-name="P16">Create a directory on your management node named “/install/post/otherpkgs/&lt;OS&gt;/&lt;ARCH&gt;/”, and put your third party rpm packages into the directory:</text:p>
        </text:list-item>
      </text:list>
      <text:p text:style-name="code"><text:tab/><text:tab/>mkdir /install/post/otherpkgs/sles11.1/x86_64</text:p>
      <text:p text:style-name="code"><text:tab/><text:tab/># put RPMs in there</text:p>
      <text:p text:style-name="code"/>
      <text:list text:style-name="L2">
        <text:list-item>
          <text:p text:style-name="P17">Create the directory “/install/custom/netboot/&lt;OS&gt;” and add the names of the RPM packages you want in the image into the .otherpkgs.pkglist file.</text:p>
        </text:list-item>
      </text:list>
      <text:p text:style-name="code"><text:tab/><text:tab/>vi compute.otherpkgs.pkglist</text:p>
      <text:p text:style-name="Standard"/>
      <text:p text:style-name="P10">Note: if some of these RPMs will need write permissions to files on the node, add those files or directories into the “litefile” table. </text:p>
      <text:p text:style-name="Standard"/>
      <text:list text:style-name="L3">
        <text:list-item>
          <text:p text:style-name="P18"><text:soft-page-break/>Create the .repolist file for your own repository. <text:s/>The file name is: <text:s/>&lt;PROFILE&gt;.&lt;OS&gt;.&lt;ARCH&gt;.repolist in the same directory as above. <text:s/>The file format is:</text:p>
        </text:list-item>
      </text:list>
      <text:p text:style-name="code"><text:tab/><text:tab/>Type|URL|name</text:p>
      <text:p text:style-name="Standard"/>
      <text:p text:style-name="P10">For example, if the repository is local, you can add the repository information as:</text:p>
      <text:p text:style-name="code"><text:tab/><text:tab/>plaindir|file:///install/post/otherpkgs/sles11/ppc64|otherpkgs</text:p>
      <text:p text:style-name="Standard"/>
      <text:p text:style-name="Standard"><text:tab/>If there’s a remote repository, you can add the repository information as:</text:p>
      <text:p text:style-name="code"><text:tab/>rpm-md|http://xcat.sourceforge.net/yum/xcat-dep/sles11/ppc64|xcat-dep</text:p>
      <text:p text:style-name="code"><text:tab/>rpm-md|http://xcat.sourceforge.net/yum/devel/core-snap|core-snap</text:p>
      <text:p text:style-name="Standard"/>
      <text:h text:style-name="Heading_20_2" text:outline-level="2"><text:bookmark text:name="__RefHeading__2800_756506716"/>Create Statelite Image</text:h>
      <text:h text:style-name="Heading_20_3" text:outline-level="3"><text:bookmark text:name="__RefHeading__2802_756506716"/>2.8.1 <text:s/>Prepare the “.postinstall” file if necessary</text:h>
      <text:p text:style-name="Standard">With the .postinstall file for your profile, you can automate the customization of <text:s/>the root image when the root image is generated by the “<text:span text:style-name="T12">genimage</text:span>” command.</text:p>
      <text:p text:style-name="Standard">There's many basic .postinstall files in “<text:span text:style-name="T12">/opt/xcat/share/xcat/netboot/&lt;OS&gt;/</text:span>” directories. If you need to create your own .postinstall file, it must be based on the basic .postinstall files. Please follow the basic rules to find one suitable basic .postinstall file in the “<text:span text:style-name="T12">/opt/xcat/share/xcat/netboot/&lt;OS&gt;/</text:span>” directories:</text:p>
      <text:p text:style-name="P11"><text:tab/>&lt;profile&gt;.&lt;os&gt;.&lt;arch&gt;.postinstall</text:p>
      <text:p text:style-name="P11"><text:tab/>&lt;profile&gt;.&lt;arch&gt;.postinstall</text:p>
      <text:p text:style-name="P11"><text:tab/>&lt;profile&gt;.&lt;os&gt;.postinstall</text:p>
      <text:p text:style-name="P11"><text:tab/>&lt;profile&gt;.postinstall</text:p>
      <text:p text:style-name="Standard">If “<text:span text:style-name="T16">&lt;profile&gt;.&lt;os&gt;.&lt;arch&gt;.postinstall</text:span>” is there, you need to use it as the basic .postinstall file; if there is no such a file, you need to use “<text:span text:style-name="T16">&lt;profile&gt;.&lt;arch&gt;.postinstall</text:span>”; and if there's no such a file named as “<text:span text:style-name="T16">&lt;profile&gt;.&lt;arch&gt;.postinstall</text:span><text:span text:style-name="T15">”, you need to use “&lt;profile&gt;.&lt;os&gt;.postinstall”, and so on.</text:span></text:p>
      <text:p text:style-name="P6"/>
      <text:p text:style-name="P6">The .postinstall file is actually one bash script, you can add your own code in the file.</text:p>
      <text:h text:style-name="P12" text:outline-level="3"><text:bookmark text:name="__RefHeading__2804_756506716"/>2.8.2 <text:s/>Run “genimage” command</text:h>
      <text:p text:style-name="Standard">After all our tables are set up, it is time to create a base image. In this example, the operating system is RedHat 5.3, and we will name our image “test1”. <text:s/></text:p>
      <text:p text:style-name="P2"/>
      <text:p text:style-name="Standard">Run the <text:span text:style-name="T12">genimage</text:span> command to create the image based on the pkglist's created above:</text:p>
      <text:p text:style-name="Standard"/>
      <text:p text:style-name="code">genimage</text:p>
      <text:p text:style-name="Standard"/>
      <text:p text:style-name="Standard">The command will prompt you for the necessary inputs (OS, profile name, etc)</text:p>
      <text:p text:style-name="Standard"/>
      <text:p text:style-name="Standard"><text:soft-page-break/>Alternatively, you can run the OS-specific genimage command directly. <text:s/>For example, for Red Hat:</text:p>
      <text:p text:style-name="code">cd /opt/xcat/share/xcat/netboot/rh</text:p>
      <text:p text:style-name="code">./genimage –o rhels5.3 –p <text:span text:style-name="T5">test1</text:span> –i eth0 –n mlx4_core,mlx4_en,igb,bnx2 –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Standard">2. <text:s/>It will create a ramdisk and kernel that can be used to boot the initial node.</text:p>
      <text:p text:style-name="code"/>
      <text:p text:style-name="P5">One new option named “<text:span text:style-name="T13">--permission</text:span>” is added for statelite mode, you can assign user-definable permission for <text:s/>“<text:span text:style-name="T12">/.statelite</text:span>” directory. The default permission is 755, for example:</text:p>
      <text:p text:style-name="P9">./genimage –o rhels5.3 –p <text:span text:style-name="T4">test1</text:span> –i eth0 –n mlx4_core,mlx4_en,igb,bnx2 –m statelite –permission 777</text:p>
      <text:p text:style-name="P5"/>
      <text:p text:style-name="Standard">This image that you have created can be used for stateless or statelite booting. <text:s/></text:p>
      <text:h text:style-name="P13" text:outline-level="2"><text:bookmark text:name="__RefHeading__2806_756506716"/>Modify statelite image</text:h>
      <text:p text:style-name="P3"/>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
      <text:p text:style-name="Standard">You can run <text:span text:style-name="T12">chroot</text:span> to make additional changes, for example, yum/zypper updates/install using the <text:span text:style-name="T12">–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lt;os&gt;/&lt;arch&gt;/&lt;profile&gt;/rootimg</text:p>
      <text:p text:style-name="code">./add_ssh /install/netboot/&lt;os&gt;/&lt;arch&gt;/&lt;profile&gt;/rootimg</text:p>
      <text:p text:style-name="code"/>
      <text:h text:style-name="P13" text:outline-level="2">Installing a new Kernel in the statelite image</text:h>
      <text:p text:style-name="P23">Obtain you new kernel and kernel modules on the MN, for example here we have a new SLES kernel. </text:p>
      <text:p text:style-name="P23"/>
      <text:p text:style-name="P23">Copy the kernel into /boot :</text:p>
      <text:p text:style-name="P23"/>
      <text:p text:style-name="code">cp <text:span text:style-name="T18">vmlinux-2.6.32.10-0.5-ppc64</text:span><text:span text:style-name="T17"> <text:s text:c="2"/>/boot</text:span></text:p>
      <text:p text:style-name="code"><text:span text:style-name="T17"/></text:p>
      <text:p text:style-name="code"><text:span text:style-name="T17">Copy the kernel modules into /lib/modules/&lt;new kernel directory&gt;</text:span></text:p>
      <text:p text:style-name="code"><text:span text:style-name="T17"/></text:p>
      <text:p text:style-name="P22">xcatlinuxmn:/lib/modules # ls -al <text:s text:c="4"/></text:p>
      <text:p text:style-name="P24">total 16</text:p>
      <text:p text:style-name="P24">drwxr-xr-x <text:s/>4 root root 4096 Apr 19 10:39 .</text:p>
      <text:p text:style-name="P24"><text:soft-page-break/>drwxr-xr-x 17 root root 4096 Apr 13 08:39 ..</text:p>
      <text:p text:style-name="P24">drwxr-xr-x <text:s/>3 root root 4096 Apr 13 08:51 2.6.32.10-0.4-ppc64</text:p>
      <text:p text:style-name="P31">drwxr-xr-x <text:s/>4 root root 4096 Apr 19 10:12 2.6.32.10-0.5-ppc64</text:p>
      <text:p text:style-name="P31"/>
      <text:p text:style-name="P33">Run genimage to update the statelite image with the new kernel</text:p>
      <text:p text:style-name="P33"/>
      <text:p text:style-name="code">cd /opt/xcat/share/xcat/netboot/sles</text:p>
      <text:p text:style-name="P14"/>
      <text:p text:style-name="P33"/>
      <text:p text:style-name="P24">./genimage -i eth0 -n ehea -o sles11.1 -p test1 -m statelite <text:s/>-k 2.6.32.10-0.5-ppc64</text:p>
      <text:p text:style-name="P24"/>
      <text:p text:style-name="P24">then after a nodeset command and netboot.. the uname -a shows the new kernel.</text:p>
      <text:p text:style-name="code"/>
      <text:p text:style-name="code"><text:span text:style-name="T17"/></text:p>
      <text:p text:style-name="Standard"/>
      <text:h text:style-name="Heading_20_2" text:outline-level="2"><text:bookmark text:name="__RefHeading__2808_756506716"/><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12">liteimg &lt;os&gt;-&lt;arch&gt;-statelite-&lt;profile&gt;</text:span>”, or “liteimg -o &lt;os&gt; -a &lt;arch&gt; -p &lt;profile&gt;”. <text:s/>For example:</text:p>
      <text:p text:style-name="Standard"/>
      <text:p text:style-name="code">liteimg rhels5.3-x86_64-statelite-test1</text:p>
      <text:p text:style-name="Standard">or</text:p>
      <text:p text:style-name="code">liteimg –o rhels5.3 –a x86_64 –p test1</text:p>
      <text:p text:style-name="Standard"/>
      <text:p text:style-name="Standard">This creates 2 levels of indirection so that files can be modified while in their image state as well as during runtime. <text:s/>For example, a file like “&lt;$imgroot&gt;/etc/ntp.conf” with default option in the “litefile” table will have the following operations done to it:</text:p>
      <text:p text:style-name="Standard"/>
      <text:p text:style-name="code">mkdir –p $imgroot/.default/etc</text:p>
      <text:p text:style-name="code">mkdir –p $img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3">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Set the boot state to “statelite”</text:h>
      <text:p text:style-name="Standard"/>
      <text:p text:style-name="Standard"><text:soft-page-break/>You can now deploy the node:</text:p>
      <text:p text:style-name="Standard"/>
      <text:p text:style-name="code">nodeset &lt;noderange&gt; statelite=centos5.3-x86_64-statelite-test1</text:p>
      <text:p text:style-name="code"/>
      <text:p text:style-name="P7">Or just run:</text:p>
      <text:p text:style-name="code"/>
      <text:p text:style-name="code">nodeset &lt;noderange&gt; statelite</text:p>
      <text:p text:style-name="Standard"/>
      <text:p text:style-name="Standard">This will create the necessary files in <text:span text:style-name="T12">/tftpboot</text:span> for the node to boot correctly.</text:p>
      <text:p text:style-name="Standard"/>
      <text:h text:style-name="Heading_20_2" text:outline-level="2"><text:bookmark text:name="__RefHeading__2812_756506716"/><text:s/>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centos5.3-x86_64-all</text:p>
      <text:p text:style-name="code">DEFAULT xCAT</text:p>
      <text:p text:style-name="code">LABEL xCAT</text:p>
      <text:p text:style-name="code"><text:s/>KERNEL xcat/netboot/centos5.3/x86_64/all/kernel</text:p>
      <text:p text:style-name="code"><text:s/>APPEND initrd=xcat/netboot/centos5.3/x86_64/all/initrd.gz NFSROOT=172.10.0.1:/install/netboot/centos5.3/x86_64/all STATEMNT=cnfs:/gpfs/state XCAT=172.10.0.1:3001 console=tty0 console=ttyS0,115200n8r</text:p>
      <text:p text:style-name="code"/>
      <text:p text:style-name="P1">For POWER platform:</text:p>
      <text:p text:style-name="code"/>
      <text:p text:style-name="P7">Run the following command to boot up the nodes into statelite mode:</text:p>
      <text:p text:style-name="P7"/>
      <text:p text:style-name="code">rnetboot &lt;noderange&gt;</text:p>
      <text:p text:style-name="P7"/>
      <text:p text:style-name="P7">Nodeset will have generated the appropriate yaboot.conf-MAC-ADDRESS file so that the node boots off the nfsroot image. This file will look similar to the following:</text:p>
      <text:p text:style-name="code"/>
      <text:p text:style-name="code">#statelite sles11-ppc64-compute</text:p>
      <text:p text:style-name="code">timeout=5</text:p>
      <text:p text:style-name="code">image=xcat/netboot/sles11/ppc64/compute/kernel</text:p>
      <text:p text:style-name="code"><text:s text:c="8"/>label=xcat</text:p>
      <text:p text:style-name="code"><text:s text:c="8"/>initrd=xcat/netboot/sles11/ppc64/compute/initrd.gz</text:p>
      <text:p text:style-name="code"><text:s text:c="8"/>append="NFSROOT=192.168.11.108:/install/netboot/sles11/ppc64/compute STATEMNT= XCAT=192.168.11.108:3001 "</text:p>
      <text:p text:style-name="P7"/>
      <text:p text:style-name="Standard">You can then use rcons or wcons to watch the node boot up.</text:p>
      <text:h text:style-name="Heading_20_1" text:outline-level="1"><text:bookmark text:name="__RefHeading__2814_756506716"/><text:soft-page-break/>New Commands</text:h>
      <text:p text:style-name="Standard"/>
      <text:p text:style-name="Standard">The following commands are in /opt/xcat/bin:</text:p>
      <text:p text:style-name="P8"/>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I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text:bookmark text:name="__RefHeading__2820_756506716"/><text:soft-page-break/>Adding/updating software and files for the running nodes</text:h>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12">/install/netboot/&lt;os&gt;/&lt;arch&gt;/&lt;profile&gt;/rootimg</text:span> diretory. </text:p>
      <text:p text:style-name="Standard"/>
      <text:p text:style-name="Standard">To install or update an <text:s/>rpm, do the following:</text:p>
      <text:list text:style-name="L4">
        <text:list-item>
          <text:p text:style-name="P19">rpm --root /install/netboot/&lt;os&gt;/&lt;arch&gt;/&lt;profile&gt;/rootimg <text:s text:c="3"/>rpm_name</text:p>
        </text:list-item>
        <text:list-item>
          <text:p text:style-name="P21">Restart the software application on the nodes. </text:p>
          <text:p text:style-name="P19">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12">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need 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Hierarchy in xCAT 2</text:a>”. <text:s/>Since statelite is some kind of NFS-hybrid method, you should NOT set the “<text:span text:style-name="T12">installloc</text:span>” attribute in the site table. </text:p>
      <text:h text:style-name="Heading_20_2" text:outline-level="2"><text:bookmark text:name="__RefHeading__2826_756506716"/>Generate the statelite image</text:h>
      <text:p text:style-name="Standard">The chapter 2 has described how to generate the statelite image for your own profile, you can follow the guide from chapter 2.1 to chapter 2.10 to generate the statelite image. </text:p>
      <text:p text:style-name="Standard"/>
      <text:p text:style-name="P4">NOTE: if the NFS directories defined in the litetree table is on the service node, you'd better to setup the NFS directories in the service node following the chapter 2.3.</text:p>
      <text:h text:style-name="Heading_20_2" text:outline-level="2"><text:bookmark text:name="__RefHeading__2828_756506716"/>Sync the “/install” directory</text:h>
      <text:p text:style-name="Standard">The command “<text:span text:style-name="T12">prsync</text:span>” is used to sync the “/install” directory to the service nodes. You can follow the commands here to do it.</text:p>
      <text:p text:style-name="code"><text:tab/>cd /</text:p>
      <text:p text:style-name="code"><text:tab/>prsync install &lt;sn&gt;:/</text:p>
      <text:p text:style-name="Standard">&lt;sn&gt; is the hostname of the service node you defined.</text:p>
      <text:p text:style-name="Standard">Since the “<text:span text:style-name="T12">prsync</text:span>” command will sync all the contents in the “<text:span text:style-name="T12">/install</text:span>” directory to <text:soft-page-break/>the service nodes, the 1<text:span text:style-name="T7">st</text:span> time will take a long time. <text:s/>But after the 1<text:span text:style-name="T7">st</text:span> time, it will take very short time to sync.</text:p>
      <text:p text:style-name="Standard"/>
      <text:p text:style-name="P4">NOTE: if you make any changes in the “<text:span text:style-name="T12">/install</text:span>” directory on the management node, and the changes can affect the statelite image, you need to sync the “<text:span text:style-name="T12">/install</text:span>” directory to the service node again. </text:p>
      <text:h text:style-name="Heading_20_2" text:outline-level="2"><text:bookmark text:name="__RefHeading__2830_756506716"/>Set the boot state to “statelite”</text:h>
      <text:p text:style-name="Standard">Please follow the <text:s/>chapter 2.11 “Set the boot state to statelite”.</text:p>
      <text:h text:style-name="Heading_20_2" text:outline-level="2"><text:bookmark text:name="__RefHeading__2832_756506716"/>Install the Node</text:h>
      <text:p text:style-name="Standard">Please follow chapter 2.12 “Install the Node”.</text:p>
      <text:h text:style-name="Heading_20_1" text:outline-level="1"><text:bookmark text:name="__RefHeading__2834_756506716"/>Debugging techniques</text:h>
      <text:p text:style-name="Standard"/>
      <text:list text:style-name="WW8Num4">
        <text:list-item>
          <text:p text:style-name="P42">When a node boots up in statelite mode, there is a script run called statelite that is in the root directory of $imgroot/etc/init.d/statelite. <text:s/>This script is not run as part of the rc scripts, but as part of the pre 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2">You can also set the machine to shell. <text:s/>Just add the word “shell” on the end of the pxeboot file of the node in the append line. This will make the init script in the initramfs pause 3 times before doing a switch_root.</text:p>
        </text:list-item>
        <text:list-item>
          <text:p text:style-name="P42">When all the files are linked they are logged in /.statelite/statelite.log on the node. <text:s/>You can get into the node after it has booted and look in the /.statelite directory.</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Cambria1" svg:font-family="Cambria"/>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Helv" svg:font-family="Helv" style:font-family-generic="swiss"/>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date>2010-04-22T11:56:42</dc:date>
    <meta:print-date>2010-01-27T18:01:00</meta:print-date>
    <meta:editing-cycles>81</meta:editing-cycles>
    <meta:editing-duration>P1DT20H32M45S</meta:editing-duration>
    <meta:user-defined meta:name="Info 1"/>
    <meta:user-defined meta:name="Info 2"/>
    <meta:user-defined meta:name="Info 3"/>
    <meta:user-defined meta:name="Info 4"/>
    <meta:document-statistic meta:table-count="0" meta:image-count="0" meta:object-count="0" meta:page-count="15" meta:paragraph-count="350" meta:word-count="4357" meta:character-count="26061"/>
  </office:meta>
</office:document-meta>
</file>